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1" style:master-page-name="Standard">
      <style:paragraph-properties style:page-number="1"/>
      <style:text-properties fo:language="en" fo:country="US"/>
    </style:style>
    <style:style style:name="P3" style:family="paragraph" style:parent-style-name="Table_20_Contents">
      <style:text-properties fo:color="#464453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94c21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70" office:value-type="string">
            <text:p text:style-name="P1">Created this document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71" office:value-type="string">
            <text:p text:style-name="P1">Added the characters list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70" office:value-type="string">
            <text:p text:style-name="P1">Added image to characters</text:p>
          </table:table-cell>
        </table:table-row>
        <table:table-row table:style-name="Changelog.1">
          <table:table-cell table:style-name="Changelog.A71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71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70" office:value-type="string">
            <text:p text:style-name="P1">Added deadlines</text:p>
          </table:table-cell>
        </table:table-row>
        <table:table-row table:style-name="Changelog.1">
          <table:table-cell table:style-name="Changelog.A71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71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70" office:value-type="string">
            <text:p text:style-name="P1">Wrote the characters biography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71" office:value-type="string">
            <text:p text:style-name="P1">Story revision</text:p>
          </table:table-cell>
        </table:table-row>
        <table:table-row table:style-name="Changelog.1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70" office:value-type="string">
            <text:p text:style-name="P1">Summary of acts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71" office:value-type="string">
            <text:p text:style-name="P1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70" office:value-type="string">
            <text:p text:style-name="P1">Designed and Added world maps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71" office:value-type="string">
            <text:p text:style-name="P1">Updated diagrams and map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70" office:value-type="string">
            <text:p text:style-name="P1">Updated characters layout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71" office:value-type="string">
            <text:p text:style-name="P1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70" office:value-type="string">
            <text:p text:style-name="P1">World diagrams, added Ben</text:p>
          </table:table-cell>
        </table:table-row>
        <table:table-row table:style-name="Changelog.1">
          <table:table-cell table:style-name="Changelog.A71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71" office:value-type="string">
            <text:p text:style-name="P1">Valida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70" office:value-type="string">
            <text:p text:style-name="P1">General formatting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1-09">
            <text:p text:style-name="P1">09/11/2018</text:p>
          </table:table-cell>
          <table:table-cell table:style-name="Changelog.C71" office:value-type="string">
            <text:p text:style-name="P1">Howl photo and correction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70" office:value-type="string">
            <text:p text:style-name="P1">Photos of orphan child and corrections of scripts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71" office:value-type="string">
            <text:p text:style-name="P1">Added image for setting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70" office:value-type="string">
            <text:p text:style-name="P1">Replaced all the embedded images with the referenced one</text:p>
          </table:table-cell>
        </table:table-row>
        <table:table-row table:style-name="Changelog.1">
          <table:table-cell table:style-name="Changelog.A71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71" office:value-type="string">
            <text:p text:style-name="P1">Modified story flowchart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70" office:value-type="string">
            <text:p text:style-name="P1">Added Main story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71" office:value-type="string">
            <text:p text:style-name="P1">Created Master document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70" office:value-type="string">
            <text:p text:style-name="P1">Tropes</text:p>
          </table:table-cell>
        </table:table-row>
        <table:table-row table:style-name="Changelog.1">
          <table:table-cell table:style-name="Changelog.A71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71" office:value-type="string">
            <text:p text:style-name="P1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70" office:value-type="string">
            <text:p text:style-name="P1">Revision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71" office:value-type="string">
            <text:p text:style-name="P1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70" office:value-type="string">
            <text:p text:style-name="P1">Work on the Goal outlines, story flowchart and think about what happens in the level.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71" office:value-type="string">
            <text:p text:style-name="P1">Added Sophie’s circumplex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70" office:value-type="string">
            <text:p text:style-name="P1">Added reference images of enemies and his sketches 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71" office:value-type="string">
            <text:p text:style-name="P1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26">
            <text:p text:style-name="P1">26/11/2018</text:p>
          </table:table-cell>
          <table:table-cell table:style-name="Changelog.C70" office:value-type="string">
            <text:p text:style-name="P1">Wrote the whole script of level 6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1-26">
            <text:p text:style-name="P1">26/11/2018</text:p>
          </table:table-cell>
          <table:table-cell table:style-name="Changelog.C71" office:value-type="string">
            <text:p text:style-name="P1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27">
            <text:p text:style-name="P1">27/11/2018</text:p>
          </table:table-cell>
          <table:table-cell table:style-name="Changelog.C70" office:value-type="string">
            <text:p text:style-name="P1">General formatting</text:p>
          </table:table-cell>
        </table:table-row>
        <text:soft-page-break/>
        <table:table-row table:style-name="Changelog.1">
          <table:table-cell table:style-name="Changelog.A71" office:value-type="string">
            <text:p text:style-name="P1">Dettori, Iervolino, Maione</text:p>
          </table:table-cell>
          <table:table-cell table:style-name="Changelog.B3" office:value-type="date" office:date-value="2018-11-27">
            <text:p text:style-name="P1">27/11/2018</text:p>
          </table:table-cell>
          <table:table-cell table:style-name="Changelog.C71" office:value-type="string">
            <text:p text:style-name="P1">Revision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06">
            <text:p text:style-name="P1">06/12/2018</text:p>
          </table:table-cell>
          <table:table-cell table:style-name="Changelog.C70" office:value-type="string">
            <text:p text:style-name="P1">Completed the map of the city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2-07">
            <text:p text:style-name="P1">07/12/2018</text:p>
          </table:table-cell>
          <table:table-cell table:style-name="Changelog.C71" office:value-type="string">
            <text:p text:style-name="P1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09">
            <text:p text:style-name="P1">09/12/2018</text:p>
          </table:table-cell>
          <table:table-cell table:style-name="Changelog.C70" office:value-type="string">
            <text:p text:style-name="P1">Digitization of maps</text:p>
          </table:table-cell>
        </table:table-row>
        <table:table-row table:style-name="Changelog.1">
          <table:table-cell table:style-name="Changelog.A71" office:value-type="string">
            <text:p text:style-name="P1">Dettori, Iervolino</text:p>
          </table:table-cell>
          <table:table-cell table:style-name="Changelog.B3" office:value-type="date" office:date-value="2018-12-10">
            <text:p text:style-name="P1">10/12/2018</text:p>
          </table:table-cell>
          <table:table-cell table:style-name="Changelog.C71" office:value-type="string">
            <text:p text:style-name="P1">Corrections and extension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70" office:value-type="string">
            <text:p text:style-name="P1">General formatting</text:p>
          </table:table-cell>
        </table:table-row>
        <table:table-row table:style-name="Changelog.1">
          <table:table-cell table:style-name="Changelog.A71" office:value-type="string">
            <text:p text:style-name="P1">Dettori</text:p>
          </table:table-cell>
          <table:table-cell table:style-name="Changelog.B3" office:value-type="date" office:date-value="2018-12-11">
            <text:p text:style-name="P1">11/12/2018</text:p>
          </table:table-cell>
          <table:table-cell table:style-name="Changelog.C71" office:value-type="string">
            <text:p text:style-name="P1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70" office:value-type="string">
            <text:p text:style-name="P1">Added hand-drawn maps (sewers tower castle) and descriptions, some revisions to scripts</text:p>
          </table:table-cell>
        </table:table-row>
        <table:table-row table:style-name="Changelog.1">
          <table:table-cell table:style-name="Changelog.A71" office:value-type="string">
            <text:p text:style-name="P1">Iervolino</text:p>
          </table:table-cell>
          <table:table-cell table:style-name="Changelog.B3" office:value-type="date" office:date-value="2018-12-13">
            <text:p text:style-name="P1">13/12/2018</text:p>
          </table:table-cell>
          <table:table-cell table:style-name="Changelog.C71" office:value-type="string">
            <text:p text:style-name="P1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4">
            <text:p text:style-name="P1">14/12/2018</text:p>
          </table:table-cell>
          <table:table-cell table:style-name="Changelog.C70" office:value-type="string">
            <text:p text:style-name="P1">Digitization of maps</text:p>
          </table:table-cell>
        </table:table-row>
        <table:table-row table:style-name="Changelog.1">
          <table:table-cell table:style-name="Changelog.A71" office:value-type="string">
            <text:p text:style-name="P1">Dettori</text:p>
          </table:table-cell>
          <table:table-cell table:style-name="Changelog.B3" office:value-type="date" office:date-value="2018-12-15">
            <text:p text:style-name="P1">15/12/2018</text:p>
          </table:table-cell>
          <table:table-cell table:style-name="Changelog.C71" office:value-type="string">
            <text:p text:style-name="P1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6">
            <text:p text:style-name="P1">16/12/2018</text:p>
          </table:table-cell>
          <table:table-cell table:style-name="Changelog.C70" office:value-type="string">
            <text:p text:style-name="P1">Digitization of maps</text:p>
          </table:table-cell>
        </table:table-row>
        <table:table-row table:style-name="Changelog.1">
          <table:table-cell table:style-name="Changelog.A71" office:value-type="string">
            <text:p text:style-name="P1">Maione</text:p>
          </table:table-cell>
          <table:table-cell table:style-name="Changelog.B3" office:value-type="date" office:date-value="2018-12-17">
            <text:p text:style-name="P1">17/12/2018</text:p>
          </table:table-cell>
          <table:table-cell table:style-name="Changelog.C71" office:value-type="string">
            <text:p text:style-name="P1">Added concept chapter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22">
            <text:p text:style-name="P1">22/12/2018</text:p>
          </table:table-cell>
          <table:table-cell table:style-name="Changelog.C70" office:value-type="string">
            <text:p text:style-name="P1">Added the whole design of <text:span text:style-name="T1">Alchemist’s</text:span> guild and the whole design of the <text:span text:style-name="T1">Alchemist’s</text:span> puzzle</text:p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  <table:table-row table:style-name="Changelog.1">
          <table:table-cell table:style-name="Changelog.A71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71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26T10:27:39.847000000</dc:date>
    <meta:editing-duration>PT51M27S</meta:editing-duration>
    <meta:editing-cycles>43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53" meta:word-count="378" meta:character-count="2676" meta:non-whitespace-character-count="2451"/>
    <meta:template xlink:type="simple" xlink:actuate="onRequest" xlink:title="" xlink:href="../MasterGameDesignDocument.odm" meta:date="2018-12-24T10:54:46.305000000"/>
  </office:meta>
</office:document-meta>
</file>